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Auto (select correct)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54031.2019.b</text:p>
          </table:table-cell>
          <table:table-cell office:value-type="string"/>
          <table:table-cell office:value-type="string">
            <text:p> Brunello di Montalcino</text:p>
          </table:table-cell>
          <table:table-cell office:value-type="string">
            <text:p>Agostina Pie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000">
            <text:p>8000</text:p>
          </table:table-cell>
          <table:table-cell office:value-type="float" office:value="2400">
            <text:p>24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ryt4378rdjjxnvwks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Agostina Pieri</text:p>
          </table:table-cell>
          <table:table-cell office:value-type="float" office:value="54.558388">
            <text:p>54.55838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9395.2021.b</text:p>
          </table:table-cell>
          <table:table-cell office:value-type="string"/>
          <table:table-cell office:value-type="string">
            <text:p> Bolgheri Superiore Guardione</text:p>
          </table:table-cell>
          <table:table-cell office:value-type="string">
            <text:p>Michelet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000">
            <text:p>6000</text:p>
          </table:table-cell>
          <table:table-cell office:value-type="float" office:value="2000">
            <text:p>200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k4r4b0zw20w3bs508g</text:p>
          </table:table-cell>
          <table:table-cell office:value-type="string">
            <text:p>RED</text:p>
          </table:table-cell>
          <table:table-cell office:value-type="string">
            <text:p>Guardione Bolgheri Superiore</text:p>
          </table:table-cell>
          <table:table-cell office:value-type="string">
            <text:p>Micheletti</text:p>
          </table:table-cell>
          <table:table-cell office:value-type="float" office:value="51.223022">
            <text:p>51.22302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79013.2023.b</text:p>
          </table:table-cell>
          <table:table-cell office:value-type="string"/>
          <table:table-cell office:value-type="string">
            <text:p> Vernaccia di San Gimignano Lunario</text:p>
          </table:table-cell>
          <table:table-cell office:value-type="string">
            <text:p>Tolle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900">
            <text:p>2900</text:p>
          </table:table-cell>
          <table:table-cell office:value-type="float" office:value="865">
            <text:p>865</text:p>
          </table:table-cell>
          <table:table-cell office:value-type="float" office:value="21">
            <text:p>2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g2aydd3xcgwzjv24q</text:p>
          </table:table-cell>
          <table:table-cell office:value-type="string">
            <text:p>WHITE</text:p>
          </table:table-cell>
          <table:table-cell office:value-type="string">
            <text:p>Lunario Vernaccia di San Gimignano</text:p>
          </table:table-cell>
          <table:table-cell office:value-type="string">
            <text:p>Tollena</text:p>
          </table:table-cell>
          <table:table-cell office:value-type="float" office:value="57.193893">
            <text:p>57.19389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73695.2019.b</text:p>
          </table:table-cell>
          <table:table-cell office:value-type="string"/>
          <table:table-cell office:value-type="string">
            <text:p> Brunello di Montalcino Piero</text:p>
          </table:table-cell>
          <table:table-cell office:value-type="string">
            <text:p>Talen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2000">
            <text:p>12000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3kdn8xhtpbvng3mbs</text:p>
          </table:table-cell>
          <table:table-cell office:value-type="string">
            <text:p>RED</text:p>
          </table:table-cell>
          <table:table-cell office:value-type="string">
            <text:p>Brunello di Montalcino Piero</text:p>
          </table:table-cell>
          <table:table-cell office:value-type="string">
            <text:p>Talenti</text:p>
          </table:table-cell>
          <table:table-cell office:value-type="float" office:value="50.23682">
            <text:p>50.2368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33414.2022.b</text:p>
          </table:table-cell>
          <table:table-cell office:value-type="string"/>
          <table:table-cell office:value-type="string">
            <text:p> Riné Blanc</text:p>
          </table:table-cell>
          <table:table-cell office:value-type="string">
            <text:p>Simon di Brazz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000">
            <text:p>3000</text:p>
          </table:table-cell>
          <table:table-cell office:value-type="float" office:value="880">
            <text:p>88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5pm90nznnqsrj1261</text:p>
          </table:table-cell>
          <table:table-cell office:value-type="string">
            <text:p>WHITE</text:p>
          </table:table-cell>
          <table:table-cell office:value-type="string">
            <text:p>Rinè Blanc</text:p>
          </table:table-cell>
          <table:table-cell office:value-type="string">
            <text:p>Simon di Brazzan</text:p>
          </table:table-cell>
          <table:table-cell office:value-type="float" office:value="48.670895">
            <text:p>48.67089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33241.2022.b</text:p>
          </table:table-cell>
          <table:table-cell office:value-type="string"/>
          <table:table-cell office:value-type="string">
            <text:p> Rosso di Montalcino</text:p>
          </table:table-cell>
          <table:table-cell office:value-type="string">
            <text:p>San Pol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100">
            <text:p>4100</text:p>
          </table:table-cell>
          <table:table-cell office:value-type="float" office:value="1450">
            <text:p>145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s8fgvsbw2vjzvg9z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San Polo</text:p>
          </table:table-cell>
          <table:table-cell office:value-type="float" office:value="41.5447">
            <text:p>41.544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69606.2020.b</text:p>
          </table:table-cell>
          <table:table-cell office:value-type="string"/>
          <table:table-cell office:value-type="string">
            <text:p> Bozner Leiten</text:p>
          </table:table-cell>
          <table:table-cell office:value-type="string">
            <text:p>Putzen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300">
            <text:p>3300</text:p>
          </table:table-cell>
          <table:table-cell office:value-type="float" office:value="990">
            <text:p>99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28dawq2yxn253kjxhf8</text:p>
          </table:table-cell>
          <table:table-cell office:value-type="string">
            <text:p>RED</text:p>
          </table:table-cell>
          <table:table-cell office:value-type="string">
            <text:p>Bozner Leiten</text:p>
          </table:table-cell>
          <table:table-cell office:value-type="string">
            <text:p>Putzenhof</text:p>
          </table:table-cell>
          <table:table-cell office:value-type="float" office:value="51.263817">
            <text:p>51.26381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3148.2023.b</text:p>
          </table:table-cell>
          <table:table-cell office:value-type="string"/>
          <table:table-cell office:value-type="string">
            <text:p> Vermentino Solosole</text:p>
          </table:table-cell>
          <table:table-cell office:value-type="string">
            <text:p>Poggio al Teso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00">
            <text:p>3900</text:p>
          </table:table-cell>
          <table:table-cell office:value-type="float" office:value="1350">
            <text:p>135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8m02p84bz251s0b43</text:p>
          </table:table-cell>
          <table:table-cell office:value-type="string">
            <text:p>WHITE</text:p>
          </table:table-cell>
          <table:table-cell office:value-type="string">
            <text:p>Vermentino Solosole</text:p>
          </table:table-cell>
          <table:table-cell office:value-type="string">
            <text:p>Poggio Al Tesoro</text:p>
          </table:table-cell>
          <table:table-cell office:value-type="float" office:value="55.202526">
            <text:p>55.20252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40430.2020.b</text:p>
          </table:table-cell>
          <table:table-cell office:value-type="string"/>
          <table:table-cell office:value-type="string">
            <text:p> Chianti Classico Gran Selezione Casasilia</text:p>
          </table:table-cell>
          <table:table-cell office:value-type="string">
            <text:p>Poggio al S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500">
            <text:p>6500</text:p>
          </table:table-cell>
          <table:table-cell office:value-type="float" office:value="2500">
            <text:p>25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9rp2hazva5brtt860</text:p>
          </table:table-cell>
          <table:table-cell office:value-type="string">
            <text:p>RED</text:p>
          </table:table-cell>
          <table:table-cell office:value-type="string">
            <text:p>Casasilia Chianti Classico Gran Selezione</text:p>
          </table:table-cell>
          <table:table-cell office:value-type="string">
            <text:p>Poggio Al Sole</text:p>
          </table:table-cell>
          <table:table-cell office:value-type="float" office:value="57.140976">
            <text:p>57.14097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32710.2019.b</text:p>
          </table:table-cell>
          <table:table-cell office:value-type="string"/>
          <table:table-cell office:value-type="string">
            <text:p> Brunello di Montalcino Cielo d'Ulisse</text:p>
          </table:table-cell>
          <table:table-cell office:value-type="string">
            <text:p>Podere Le Rip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000">
            <text:p>10000</text:p>
          </table:table-cell>
          <table:table-cell office:value-type="float" office:value="2900">
            <text:p>29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rrsej2dts0wkfe6bn</text:p>
          </table:table-cell>
          <table:table-cell office:value-type="string">
            <text:p>RED</text:p>
          </table:table-cell>
          <table:table-cell office:value-type="string">
            <text:p>Cielo d'Ulisse Brunello di Montalcino</text:p>
          </table:table-cell>
          <table:table-cell office:value-type="string">
            <text:p>Podere le Ripi</text:p>
          </table:table-cell>
          <table:table-cell office:value-type="float" office:value="58.19631">
            <text:p>58.19631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47861.2022.b</text:p>
          </table:table-cell>
          <table:table-cell office:value-type="string"/>
          <table:table-cell office:value-type="string">
            <text:p> Roero Arneis</text:p>
          </table:table-cell>
          <table:table-cell office:value-type="string">
            <text:p>Pallad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900">
            <text:p>2900</text:p>
          </table:table-cell>
          <table:table-cell office:value-type="float" office:value="865">
            <text:p>865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rggwtrst20gvrddbxh</text:p>
          </table:table-cell>
          <table:table-cell office:value-type="string">
            <text:p>WHITE</text:p>
          </table:table-cell>
          <table:table-cell office:value-type="string">
            <text:p>Roero Arneis</text:p>
          </table:table-cell>
          <table:table-cell office:value-type="string">
            <text:p>Palladino</text:p>
          </table:table-cell>
          <table:table-cell office:value-type="float" office:value="44.432144">
            <text:p>44.43214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47859.2022.b</text:p>
          </table:table-cell>
          <table:table-cell office:value-type="string"/>
          <table:table-cell office:value-type="string">
            <text:p> Nebbiolo d'Alba</text:p>
          </table:table-cell>
          <table:table-cell office:value-type="string">
            <text:p>Pallad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00">
            <text:p>3800</text:p>
          </table:table-cell>
          <table:table-cell office:value-type="float" office:value="1175">
            <text:p>1175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33x11ewhd3qh0j5as5</text:p>
          </table:table-cell>
          <table:table-cell office:value-type="string">
            <text:p>RED</text:p>
          </table:table-cell>
          <table:table-cell office:value-type="string">
            <text:p>Nebbiolo d'Alba</text:p>
          </table:table-cell>
          <table:table-cell office:value-type="string">
            <text:p>Palladino</text:p>
          </table:table-cell>
          <table:table-cell office:value-type="float" office:value="43.38346">
            <text:p>43.3834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47858.2020.b</text:p>
          </table:table-cell>
          <table:table-cell office:value-type="string"/>
          <table:table-cell office:value-type="string">
            <text:p> Barolo del Comune di Serralunga d'Alba</text:p>
          </table:table-cell>
          <table:table-cell office:value-type="string">
            <text:p>Pallad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900">
            <text:p>5900</text:p>
          </table:table-cell>
          <table:table-cell office:value-type="float" office:value="2395">
            <text:p>2395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exgaxxcfsxzswq3qa7</text:p>
          </table:table-cell>
          <table:table-cell office:value-type="string">
            <text:p>RED</text:p>
          </table:table-cell>
          <table:table-cell office:value-type="string">
            <text:p>Barolo del Comune di Serralunga d'Alba</text:p>
          </table:table-cell>
          <table:table-cell office:value-type="string">
            <text:p>Palladino</text:p>
          </table:table-cell>
          <table:table-cell office:value-type="float" office:value="56.343567">
            <text:p>56.34356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19257.2021.b</text:p>
          </table:table-cell>
          <table:table-cell office:value-type="string"/>
          <table:table-cell office:value-type="string">
            <text:p> Barbera d'Alba Superiore Bricco delle Olive</text:p>
          </table:table-cell>
          <table:table-cell office:value-type="string">
            <text:p>Pallad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00">
            <text:p>3800</text:p>
          </table:table-cell>
          <table:table-cell office:value-type="float" office:value="1195">
            <text:p>1195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j54mn23yzqbqb8karc</text:p>
          </table:table-cell>
          <table:table-cell office:value-type="string">
            <text:p>RED</text:p>
          </table:table-cell>
          <table:table-cell office:value-type="string">
            <text:p>Barbera d'Alba Superiore Bricco Delle Olive</text:p>
          </table:table-cell>
          <table:table-cell office:value-type="string">
            <text:p>Palladino</text:p>
          </table:table-cell>
          <table:table-cell office:value-type="float" office:value="53.469475">
            <text:p>53.46947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16114.2023.b</text:p>
          </table:table-cell>
          <table:table-cell office:value-type="string"/>
          <table:table-cell office:value-type="string">
            <text:p> Moscato d'Asti</text:p>
          </table:table-cell>
          <table:table-cell office:value-type="string">
            <text:p>Marco e Vittorio Adr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500">
            <text:p>2500</text:p>
          </table:table-cell>
          <table:table-cell office:value-type="float" office:value="710">
            <text:p>71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376t2k9aavvyna6dc</text:p>
          </table:table-cell>
          <table:table-cell office:value-type="string">
            <text:p>DESSERT</text:p>
          </table:table-cell>
          <table:table-cell office:value-type="string">
            <text:p>Moscato d'Asti</text:p>
          </table:table-cell>
          <table:table-cell office:value-type="string">
            <text:p>Adriano Marco e Vittorio</text:p>
          </table:table-cell>
          <table:table-cell office:value-type="float" office:value="56.04519">
            <text:p>56.04519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13876.2023.b</text:p>
          </table:table-cell>
          <table:table-cell office:value-type="string"/>
          <table:table-cell office:value-type="string">
            <text:p> Pinot bianco Finado</text:p>
          </table:table-cell>
          <table:table-cell office:value-type="string">
            <text:p>Andri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800">
            <text:p>2800</text:p>
          </table:table-cell>
          <table:table-cell office:value-type="float" office:value="760">
            <text:p>76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803vyrqeh21gz4aknr</text:p>
          </table:table-cell>
          <table:table-cell office:value-type="string">
            <text:p>WHITE</text:p>
          </table:table-cell>
          <table:table-cell office:value-type="string">
            <text:p>Finado Pinot Bianco</text:p>
          </table:table-cell>
          <table:table-cell office:value-type="string">
            <text:p>Andrian</text:p>
          </table:table-cell>
          <table:table-cell office:value-type="float" office:value="40.820316">
            <text:p>40.82031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91375.2021.b</text:p>
          </table:table-cell>
          <table:table-cell office:value-type="string"/>
          <table:table-cell office:value-type="string">
            <text:p> Canta Grillo</text:p>
          </table:table-cell>
          <table:table-cell office:value-type="string">
            <text:p>La Lecc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200">
            <text:p>3200</text:p>
          </table:table-cell>
          <table:table-cell office:value-type="float" office:value="960">
            <text:p>96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peypw822x85nyaeng</text:p>
          </table:table-cell>
          <table:table-cell office:value-type="string">
            <text:p>WHITE</text:p>
          </table:table-cell>
          <table:table-cell office:value-type="string">
            <text:p>Canta Grillo</text:p>
          </table:table-cell>
          <table:table-cell office:value-type="string">
            <text:p>La Leccia</text:p>
          </table:table-cell>
          <table:table-cell office:value-type="float" office:value="44.134525">
            <text:p>44.13452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96743.2023.b</text:p>
          </table:table-cell>
          <table:table-cell office:value-type="string"/>
          <table:table-cell office:value-type="string">
            <text:p> Vermentino</text:p>
          </table:table-cell>
          <table:table-cell office:value-type="string">
            <text:p>Il Palazz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ga34j6xtskkgecyjj4</text:p>
          </table:table-cell>
          <table:table-cell office:value-type="string">
            <text:p>WHITE</text:p>
          </table:table-cell>
          <table:table-cell office:value-type="string">
            <text:p>Vermentino</text:p>
          </table:table-cell>
          <table:table-cell office:value-type="string">
            <text:p>Il Palazzo</text:p>
          </table:table-cell>
          <table:table-cell office:value-type="float" office:value="35.43809">
            <text:p>35.43809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764.2022.a</text:p>
          </table:table-cell>
          <table:table-cell office:value-type="string"/>
          <table:table-cell office:value-type="string">
            <text:p> Morellino di Scansano</text:p>
          </table:table-cell>
          <table:table-cell office:value-type="string">
            <text:p>Fattoria Le Pupille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22">
            <text:p>2022</text:p>
          </table:table-cell>
          <table:table-cell office:value-type="float" office:value="2600">
            <text:p>2600</text:p>
          </table:table-cell>
          <table:table-cell office:value-type="float" office:value="720">
            <text:p>72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7ftemzzj4cev6ghy5</text:p>
          </table:table-cell>
          <table:table-cell office:value-type="string">
            <text:p>RED</text:p>
          </table:table-cell>
          <table:table-cell office:value-type="string">
            <text:p>Morellino di Scansano</text:p>
          </table:table-cell>
          <table:table-cell office:value-type="string">
            <text:p>Fattoria le Pupille</text:p>
          </table:table-cell>
          <table:table-cell office:value-type="float" office:value="53.74749">
            <text:p>53.74749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30701.2019.b</text:p>
          </table:table-cell>
          <table:table-cell office:value-type="string"/>
          <table:table-cell office:value-type="string">
            <text:p> Vino Nobile di Montepulciano Riserva</text:p>
          </table:table-cell>
          <table:table-cell office:value-type="string">
            <text:p>Carpine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800">
            <text:p>4800</text:p>
          </table:table-cell>
          <table:table-cell office:value-type="float" office:value="1780">
            <text:p>178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f1pne0qgmg647nd8y</text:p>
          </table:table-cell>
          <table:table-cell office:value-type="string">
            <text:p>RED</text:p>
          </table:table-cell>
          <table:table-cell office:value-type="string">
            <text:p>Vino Nobile di Montepulciano Riserva</text:p>
          </table:table-cell>
          <table:table-cell office:value-type="string">
            <text:p>Carpineto</text:p>
          </table:table-cell>
          <table:table-cell office:value-type="float" office:value="47.48815">
            <text:p>47.4881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57547.2022.b</text:p>
          </table:table-cell>
          <table:table-cell office:value-type="string"/>
          <table:table-cell office:value-type="string">
            <text:p> Rosso di Montepulciano</text:p>
          </table:table-cell>
          <table:table-cell office:value-type="string">
            <text:p>Carpine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200">
            <text:p>2200</text:p>
          </table:table-cell>
          <table:table-cell office:value-type="float" office:value="650">
            <text:p>650</text:p>
          </table:table-cell>
          <table:table-cell office:value-type="float" office:value="32">
            <text:p>3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fpfayk63vrxb97drn</text:p>
          </table:table-cell>
          <table:table-cell office:value-type="string">
            <text:p>RED</text:p>
          </table:table-cell>
          <table:table-cell office:value-type="string">
            <text:p>Rosso di Montepulciano</text:p>
          </table:table-cell>
          <table:table-cell office:value-type="string">
            <text:p>Carpineto</text:p>
          </table:table-cell>
          <table:table-cell office:value-type="float" office:value="40.422733">
            <text:p>40.42273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37273.2022.b</text:p>
          </table:table-cell>
          <table:table-cell office:value-type="string"/>
          <table:table-cell office:value-type="string">
            <text:p> Rosso di Montalcino</text:p>
          </table:table-cell>
          <table:table-cell office:value-type="string">
            <text:p>Carpine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100">
            <text:p>4100</text:p>
          </table:table-cell>
          <table:table-cell office:value-type="float" office:value="1335">
            <text:p>1335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q1qgg9arrtwrhp01hm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Carpineto</text:p>
          </table:table-cell>
          <table:table-cell office:value-type="float" office:value="41.3002">
            <text:p>41.300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9319.2018.b</text:p>
          </table:table-cell>
          <table:table-cell office:value-type="string"/>
          <table:table-cell office:value-type="string">
            <text:p> Vino Nobile di Montepulciano</text:p>
          </table:table-cell>
          <table:table-cell office:value-type="string">
            <text:p>Canne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dvgnwcf85p8x82psk</text:p>
          </table:table-cell>
          <table:table-cell office:value-type="string">
            <text:p>RED</text:p>
          </table:table-cell>
          <table:table-cell office:value-type="string">
            <text:p>Vino Nobile di Montepulciano</text:p>
          </table:table-cell>
          <table:table-cell office:value-type="string">
            <text:p>Canneto</text:p>
          </table:table-cell>
          <table:table-cell office:value-type="float" office:value="46.60723">
            <text:p>46.6072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11280.2016.b</text:p>
          </table:table-cell>
          <table:table-cell office:value-type="string"/>
          <table:table-cell office:value-type="string">
            <text:p> Vino Nobile di Montepulciano Riserva</text:p>
          </table:table-cell>
          <table:table-cell office:value-type="string">
            <text:p>Canne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4000">
            <text:p>4000</text:p>
          </table:table-cell>
          <table:table-cell office:value-type="float" office:value="1320">
            <text:p>132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9n1r5kzsac7gd5qjq4</text:p>
          </table:table-cell>
          <table:table-cell office:value-type="string">
            <text:p>RED</text:p>
          </table:table-cell>
          <table:table-cell office:value-type="string">
            <text:p>Vino Nobile di Montepulciano Riserva</text:p>
          </table:table-cell>
          <table:table-cell office:value-type="string">
            <text:p>Canneto</text:p>
          </table:table-cell>
          <table:table-cell office:value-type="float" office:value="47.204567">
            <text:p>47.20456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9318.2022.b</text:p>
          </table:table-cell>
          <table:table-cell office:value-type="string"/>
          <table:table-cell office:value-type="string">
            <text:p> Rosso di Montepulciano</text:p>
          </table:table-cell>
          <table:table-cell office:value-type="string">
            <text:p>Canne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500">
            <text:p>2500</text:p>
          </table:table-cell>
          <table:table-cell office:value-type="float" office:value="690">
            <text:p>690</text:p>
          </table:table-cell>
          <table:table-cell office:value-type="float" office:value="35">
            <text:p>3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9njc3zp8cd454jpd61</text:p>
          </table:table-cell>
          <table:table-cell office:value-type="string">
            <text:p>RED</text:p>
          </table:table-cell>
          <table:table-cell office:value-type="string">
            <text:p>Rosso di Montepulciano</text:p>
          </table:table-cell>
          <table:table-cell office:value-type="string">
            <text:p>Canneto</text:p>
          </table:table-cell>
          <table:table-cell office:value-type="float" office:value="40.139153">
            <text:p>40.13915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11281.2020.b</text:p>
          </table:table-cell>
          <table:table-cell office:value-type="string"/>
          <table:table-cell office:value-type="string">
            <text:p> Il Muffato</text:p>
          </table:table-cell>
          <table:table-cell office:value-type="string">
            <text:p>Canne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100">
            <text:p>5100</text:p>
          </table:table-cell>
          <table:table-cell office:value-type="float" office:value="1950">
            <text:p>195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9n3k8pwsmwj026f96h</text:p>
          </table:table-cell>
          <table:table-cell office:value-type="string">
            <text:p>DESSERT</text:p>
          </table:table-cell>
          <table:table-cell office:value-type="string">
            <text:p>Il Muffato</text:p>
          </table:table-cell>
          <table:table-cell office:value-type="string">
            <text:p>Canneto</text:p>
          </table:table-cell>
          <table:table-cell office:value-type="float" office:value="45.12632">
            <text:p>45.1263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97515.2022.b</text:p>
          </table:table-cell>
          <table:table-cell office:value-type="string"/>
          <table:table-cell office:value-type="string">
            <text:p> Calamus</text:p>
          </table:table-cell>
          <table:table-cell office:value-type="string">
            <text:p>Canne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800">
            <text:p>2800</text:p>
          </table:table-cell>
          <table:table-cell office:value-type="float" office:value="790">
            <text:p>79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9nqtn5zpjrznzt3zgr</text:p>
          </table:table-cell>
          <table:table-cell office:value-type="string">
            <text:p>WHITE</text:p>
          </table:table-cell>
          <table:table-cell office:value-type="string">
            <text:p>Calamus</text:p>
          </table:table-cell>
          <table:table-cell office:value-type="string">
            <text:p>Canneto</text:p>
          </table:table-cell>
          <table:table-cell office:value-type="float" office:value="40.155678">
            <text:p>40.15567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35327.2023.b</text:p>
          </table:table-cell>
          <table:table-cell office:value-type="string"/>
          <table:table-cell office:value-type="string">
            <text:p> Pinot noir</text:p>
          </table:table-cell>
          <table:table-cell office:value-type="string">
            <text:p>Andri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6ykavgqfmt3gs73av</text:p>
          </table:table-cell>
          <table:table-cell office:value-type="string">
            <text:p>RED</text:p>
          </table:table-cell>
          <table:table-cell office:value-type="string">
            <text:p>Pinot Noir</text:p>
          </table:table-cell>
          <table:table-cell office:value-type="string">
            <text:p>Andrian</text:p>
          </table:table-cell>
          <table:table-cell office:value-type="float" office:value="30.273737">
            <text:p>30.27373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13447.0.b</text:p>
          </table:table-cell>
          <table:table-cell office:value-type="string"/>
          <table:table-cell office:value-type="string">
            <text:p> Prosecco Extra dry</text:p>
          </table:table-cell>
          <table:table-cell office:value-type="string">
            <text:p>Torres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509">
            <text:p>509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dxc0p1jdjxywpra6n</text:p>
          </table:table-cell>
          <table:table-cell office:value-type="string">
            <text:p>SPARKLING</text:p>
          </table:table-cell>
          <table:table-cell office:value-type="string">
            <text:p>Prosecco Extra Dry</text:p>
          </table:table-cell>
          <table:table-cell office:value-type="string">
            <text:p>Torresella</text:p>
          </table:table-cell>
          <table:table-cell office:value-type="float" office:value="42.317795">
            <text:p>42.317795</text:p>
          </table:table-cell>
        </table:table-row>
        <table:table-row>
          <table:table-cell office:value-type="string"/>
          <table:table-cell office:value-type="string">
            <text:p>v.480.2020.b</text:p>
          </table:table-cell>
          <table:table-cell office:value-type="string"/>
          <table:table-cell office:value-type="string">
            <text:p> Vino Nobile di Montepulciano</text:p>
          </table:table-cell>
          <table:table-cell office:value-type="string">
            <text:p>Bind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400">
            <text:p>4400</text:p>
          </table:table-cell>
          <table:table-cell office:value-type="float" office:value="1350">
            <text:p>135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ey8yjqvqxfxxdzvqm</text:p>
          </table:table-cell>
          <table:table-cell office:value-type="string">
            <text:p>RED</text:p>
          </table:table-cell>
          <table:table-cell office:value-type="string">
            <text:p>Vino Nobile di Montepulciano</text:p>
          </table:table-cell>
          <table:table-cell office:value-type="string">
            <text:p>Bindella - Tenuta Vallocaia</text:p>
          </table:table-cell>
          <table:table-cell office:value-type="float" office:value="39.41588">
            <text:p>39.41588</text:p>
          </table:table-cell>
        </table:table-row>
        <table:table-row>
          <table:table-cell office:value-type="string"/>
          <table:table-cell office:value-type="string">
            <text:p>v.52868.0.b</text:p>
          </table:table-cell>
          <table:table-cell office:value-type="string"/>
          <table:table-cell office:value-type="string">
            <text:p> Extra brut</text:p>
          </table:table-cell>
          <table:table-cell office:value-type="string">
            <text:p>Carlo Zad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float" office:value="1630">
            <text:p>163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r6hv4nvs2ggzpkpk0e</text:p>
          </table:table-cell>
          <table:table-cell office:value-type="string">
            <text:p>SPARKLING</text:p>
          </table:table-cell>
          <table:table-cell office:value-type="string">
            <text:p>Prosecco Extra Dry</text:p>
          </table:table-cell>
          <table:table-cell office:value-type="string">
            <text:p>San Carlo</text:p>
          </table:table-cell>
          <table:table-cell office:value-type="float" office:value="20.579805">
            <text:p>20.579805</text:p>
          </table:table-cell>
        </table:table-row>
        <table:table-row>
          <table:table-cell office:value-type="string"/>
          <table:table-cell office:value-type="string">
            <text:p>v.77496.0.b</text:p>
          </table:table-cell>
          <table:table-cell office:value-type="string"/>
          <table:table-cell office:value-type="string">
            <text:p> Liberty Brut</text:p>
          </table:table-cell>
          <table:table-cell office:value-type="string">
            <text:p>Carlo Zad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float" office:value="1480">
            <text:p>148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fzxr1bq2rejpsr6vz</text:p>
          </table:table-cell>
          <table:table-cell office:value-type="string">
            <text:p>SPARKLING</text:p>
          </table:table-cell>
          <table:table-cell office:value-type="string">
            <text:p>Vallombrosa Brut</text:p>
          </table:table-cell>
          <table:table-cell office:value-type="string">
            <text:p>Tamborini Carlo</text:p>
          </table:table-cell>
          <table:table-cell office:value-type="float" office:value="19.45999">
            <text:p>19.45999</text:p>
          </table:table-cell>
        </table:table-row>
        <table:table-row>
          <table:table-cell office:value-type="string"/>
          <table:table-cell office:value-type="string">
            <text:p>v.30704.2021.b</text:p>
          </table:table-cell>
          <table:table-cell office:value-type="string"/>
          <table:table-cell office:value-type="string">
            <text:p> Chardonnay Farnito</text:p>
          </table:table-cell>
          <table:table-cell office:value-type="string">
            <text:p>Carpine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300">
            <text:p>3300</text:p>
          </table:table-cell>
          <table:table-cell office:value-type="float" office:value="955">
            <text:p>955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q1jsx6gybd6mzf8kt9</text:p>
          </table:table-cell>
          <table:table-cell office:value-type="string">
            <text:p>WHITE</text:p>
          </table:table-cell>
          <table:table-cell office:value-type="string">
            <text:p>Farnito Chardonnay Toscana</text:p>
          </table:table-cell>
          <table:table-cell office:value-type="string">
            <text:p>Carpineto</text:p>
          </table:table-cell>
          <table:table-cell office:value-type="float" office:value="37.83918">
            <text:p>37.83918</text:p>
          </table:table-cell>
        </table:table-row>
        <table:table-row>
          <table:table-cell office:value-type="string"/>
          <table:table-cell office:value-type="string">
            <text:p>v.8935.2020.b</text:p>
          </table:table-cell>
          <table:table-cell office:value-type="string"/>
          <table:table-cell office:value-type="string">
            <text:p> Chianti Rùfina Riserva Vigneto Bucerchiale</text:p>
          </table:table-cell>
          <table:table-cell office:value-type="string">
            <text:p>Fattoria Selvapia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500">
            <text:p>5500</text:p>
          </table:table-cell>
          <table:table-cell office:value-type="float" office:value="1780">
            <text:p>178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hymenneav6e00x080</text:p>
          </table:table-cell>
          <table:table-cell office:value-type="string">
            <text:p>RED</text:p>
          </table:table-cell>
          <table:table-cell office:value-type="string">
            <text:p>Chianti Rufina Riserva Vigneto Bucerchiale</text:p>
          </table:table-cell>
          <table:table-cell office:value-type="string">
            <text:p>Selvapiana</text:p>
          </table:table-cell>
          <table:table-cell office:value-type="float" office:value="57.971592">
            <text:p>57.971592</text:p>
          </table:table-cell>
        </table:table-row>
        <table:table-row>
          <table:table-cell office:value-type="string"/>
          <table:table-cell office:value-type="string">
            <text:p>v.3663.2022.b</text:p>
          </table:table-cell>
          <table:table-cell office:value-type="string"/>
          <table:table-cell office:value-type="string">
            <text:p> Chianti Rùfina</text:p>
          </table:table-cell>
          <table:table-cell office:value-type="string">
            <text:p>Fattoria Selvapia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830">
            <text:p>83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haycfywrvtjqgaqfk</text:p>
          </table:table-cell>
          <table:table-cell office:value-type="string">
            <text:p>RED</text:p>
          </table:table-cell>
          <table:table-cell office:value-type="string">
            <text:p>Chianti Rufina</text:p>
          </table:table-cell>
          <table:table-cell office:value-type="string">
            <text:p>Selvapiana</text:p>
          </table:table-cell>
          <table:table-cell office:value-type="float" office:value="46.036446">
            <text:p>46.036446</text:p>
          </table:table-cell>
        </table:table-row>
        <table:table-row>
          <table:table-cell office:value-type="string"/>
          <table:table-cell office:value-type="string">
            <text:p>v.8937.2020.b</text:p>
          </table:table-cell>
          <table:table-cell office:value-type="string"/>
          <table:table-cell office:value-type="string">
            <text:p> Fornace</text:p>
          </table:table-cell>
          <table:table-cell office:value-type="string">
            <text:p>Fattoria Selvapia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900">
            <text:p>4900</text:p>
          </table:table-cell>
          <table:table-cell office:value-type="float" office:value="1700">
            <text:p>17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h4ygvf4hn9d6pcc80</text:p>
          </table:table-cell>
          <table:table-cell office:value-type="string">
            <text:p>RED</text:p>
          </table:table-cell>
          <table:table-cell office:value-type="string">
            <text:p>Toscana Fornace</text:p>
          </table:table-cell>
          <table:table-cell office:value-type="string">
            <text:p>Selvapiana</text:p>
          </table:table-cell>
          <table:table-cell office:value-type="float" office:value="38.72507">
            <text:p>38.72507</text:p>
          </table:table-cell>
        </table:table-row>
        <table:table-row>
          <table:table-cell office:value-type="string"/>
          <table:table-cell office:value-type="string">
            <text:p>v.91376.2021.b</text:p>
          </table:table-cell>
          <table:table-cell office:value-type="string"/>
          <table:table-cell office:value-type="string">
            <text:p> Chianti Riserva</text:p>
          </table:table-cell>
          <table:table-cell office:value-type="string">
            <text:p>La Lecc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800">
            <text:p>2800</text:p>
          </table:table-cell>
          <table:table-cell office:value-type="float" office:value="819">
            <text:p>819</text:p>
          </table:table-cell>
          <table:table-cell office:value-type="float" office:value="22">
            <text:p>2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wgw8ksr0bcyfjbf5dxg</text:p>
          </table:table-cell>
          <table:table-cell office:value-type="string">
            <text:p>RED</text:p>
          </table:table-cell>
          <table:table-cell office:value-type="string">
            <text:p>Chianti</text:p>
          </table:table-cell>
          <table:table-cell office:value-type="string">
            <text:p>La Leccia</text:p>
          </table:table-cell>
          <table:table-cell office:value-type="float" office:value="35.023613">
            <text:p>35.023613</text:p>
          </table:table-cell>
        </table:table-row>
        <table:table-row>
          <table:table-cell office:value-type="string"/>
          <table:table-cell office:value-type="string">
            <text:p>v.91374.2022.b</text:p>
          </table:table-cell>
          <table:table-cell office:value-type="string"/>
          <table:table-cell office:value-type="string">
            <text:p> Chianti Superiore</text:p>
          </table:table-cell>
          <table:table-cell office:value-type="string">
            <text:p>La Lecc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200">
            <text:p>2200</text:p>
          </table:table-cell>
          <table:table-cell office:value-type="float" office:value="396">
            <text:p>396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3es8ds78ezjzq1wejm</text:p>
          </table:table-cell>
          <table:table-cell office:value-type="string">
            <text:p>RED</text:p>
          </table:table-cell>
          <table:table-cell office:value-type="string">
            <text:p>Vinea Domini Chianti Superiore</text:p>
          </table:table-cell>
          <table:table-cell office:value-type="string">
            <text:p>La Leccia</text:p>
          </table:table-cell>
          <table:table-cell office:value-type="float" office:value="37.027206">
            <text:p>37.027206</text:p>
          </table:table-cell>
        </table:table-row>
        <table:table-row>
          <table:table-cell office:value-type="string"/>
          <table:table-cell office:value-type="string">
            <text:p>v.9803.0.b</text:p>
          </table:table-cell>
          <table:table-cell office:value-type="string"/>
          <table:table-cell office:value-type="string">
            <text:p> Franciacorta Cuvée n. 7 Brut</text:p>
          </table:table-cell>
          <table:table-cell office:value-type="string">
            <text:p>Lo Sparvier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900">
            <text:p>4900</text:p>
          </table:table-cell>
          <table:table-cell office:value-type="float" office:value="1410">
            <text:p>141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tj7pbg5xvc8sdmxm6s</text:p>
          </table:table-cell>
          <table:table-cell office:value-type="string">
            <text:p>SPARKLING</text:p>
          </table:table-cell>
          <table:table-cell office:value-type="string">
            <text:p>Franciacorta Cuvée No. 7</text:p>
          </table:table-cell>
          <table:table-cell office:value-type="string">
            <text:p>Lo Sparviere</text:p>
          </table:table-cell>
          <table:table-cell office:value-type="float" office:value="45.816612">
            <text:p>45.816612</text:p>
          </table:table-cell>
        </table:table-row>
        <table:table-row>
          <table:table-cell office:value-type="string"/>
          <table:table-cell office:value-type="string">
            <text:p>v.95516.2023.b</text:p>
          </table:table-cell>
          <table:table-cell office:value-type="string"/>
          <table:table-cell office:value-type="string">
            <text:p> Langhe Nascetta</text:p>
          </table:table-cell>
          <table:table-cell office:value-type="string">
            <text:p>Michele Reverdi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700">
            <text:p>2700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g6dv9g5gxrdbgxq0pz4</text:p>
          </table:table-cell>
          <table:table-cell office:value-type="string">
            <text:p>WHITE</text:p>
          </table:table-cell>
          <table:table-cell office:value-type="string">
            <text:p>Langhe Nascetta</text:p>
          </table:table-cell>
          <table:table-cell office:value-type="string">
            <text:p>Reverdito</text:p>
          </table:table-cell>
          <table:table-cell office:value-type="float" office:value="46.501823">
            <text:p>46.501823</text:p>
          </table:table-cell>
        </table:table-row>
        <table:table-row>
          <table:table-cell office:value-type="string"/>
          <table:table-cell office:value-type="string">
            <text:p>v.9394.2022.b</text:p>
          </table:table-cell>
          <table:table-cell office:value-type="string"/>
          <table:table-cell office:value-type="string">
            <text:p> Dalleo</text:p>
          </table:table-cell>
          <table:table-cell office:value-type="string">
            <text:p>Michelet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000">
            <text:p>4000</text:p>
          </table:table-cell>
          <table:table-cell office:value-type="float" office:value="1050">
            <text:p>1050</text:p>
          </table:table-cell>
          <table:table-cell office:value-type="float" office:value="19">
            <text:p>1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k4x86xh2qkcncca1z8</text:p>
          </table:table-cell>
          <table:table-cell office:value-type="string">
            <text:p>RED</text:p>
          </table:table-cell>
          <table:table-cell office:value-type="string">
            <text:p>Dalleo Bolgheri Rosso</text:p>
          </table:table-cell>
          <table:table-cell office:value-type="string">
            <text:p>Micheletti</text:p>
          </table:table-cell>
          <table:table-cell office:value-type="float" office:value="38.42048">
            <text:p>38.42048</text:p>
          </table:table-cell>
        </table:table-row>
        <table:table-row>
          <table:table-cell office:value-type="string"/>
          <table:table-cell office:value-type="string">
            <text:p>v.70469.2021.b</text:p>
          </table:table-cell>
          <table:table-cell office:value-type="string"/>
          <table:table-cell office:value-type="string">
            <text:p> Orvieto Classico Superiore Vendemmia Tardiva</text:p>
          </table:table-cell>
          <table:table-cell office:value-type="string">
            <text:p>Palazzo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700">
            <text:p>3700</text:p>
          </table:table-cell>
          <table:table-cell office:value-type="float" office:value="1220">
            <text:p>122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gbbq64tqdh7mp7fs7g</text:p>
          </table:table-cell>
          <table:table-cell office:value-type="string">
            <text:p>DESSERT</text:p>
          </table:table-cell>
          <table:table-cell office:value-type="string">
            <text:p>Vendemmia Tardiva Classico Superiore</text:p>
          </table:table-cell>
          <table:table-cell office:value-type="string">
            <text:p>Palazzone</text:p>
          </table:table-cell>
          <table:table-cell office:value-type="float" office:value="48.0335">
            <text:p>48.0335</text:p>
          </table:table-cell>
        </table:table-row>
        <table:table-row>
          <table:table-cell office:value-type="string"/>
          <table:table-cell office:value-type="string">
            <text:p>v.68712.2022.b</text:p>
          </table:table-cell>
          <table:table-cell office:value-type="string"/>
          <table:table-cell office:value-type="string">
            <text:p> Chianti Classico</text:p>
          </table:table-cell>
          <table:table-cell office:value-type="string">
            <text:p>Poggio al S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1050">
            <text:p>105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8y51z3nr5fatpv8xk</text:p>
          </table:table-cell>
          <table:table-cell office:value-type="string">
            <text:p>RED</text:p>
          </table:table-cell>
          <table:table-cell office:value-type="string">
            <text:p>Chianti Classico Bio</text:p>
          </table:table-cell>
          <table:table-cell office:value-type="string">
            <text:p>Poggio Al Sole</text:p>
          </table:table-cell>
          <table:table-cell office:value-type="float" office:value="40.294304">
            <text:p>40.294304</text:p>
          </table:table-cell>
        </table:table-row>
        <table:table-row>
          <table:table-cell office:value-type="string"/>
          <table:table-cell office:value-type="string">
            <text:p>v.3149.2023.b</text:p>
          </table:table-cell>
          <table:table-cell office:value-type="string"/>
          <table:table-cell office:value-type="string">
            <text:p> Cassiopea</text:p>
          </table:table-cell>
          <table:table-cell office:value-type="string">
            <text:p>Poggio al Teso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000">
            <text:p>3000</text:p>
          </table:table-cell>
          <table:table-cell office:value-type="float" office:value="950">
            <text:p>95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9czcdyxtfwtktsc5b</text:p>
          </table:table-cell>
          <table:table-cell office:value-type="string">
            <text:p>ROSE</text:p>
          </table:table-cell>
          <table:table-cell office:value-type="string">
            <text:p>Bolgheri Cassiopea</text:p>
          </table:table-cell>
          <table:table-cell office:value-type="string">
            <text:p>Poggio Al Tesoro</text:p>
          </table:table-cell>
          <table:table-cell office:value-type="float" office:value="45.602684">
            <text:p>45.602684</text:p>
          </table:table-cell>
        </table:table-row>
        <table:table-row>
          <table:table-cell office:value-type="string"/>
          <table:table-cell office:value-type="string">
            <text:p>v.3150.2022.b</text:p>
          </table:table-cell>
          <table:table-cell office:value-type="string"/>
          <table:table-cell office:value-type="string">
            <text:p> Mediterra</text:p>
          </table:table-cell>
          <table:table-cell office:value-type="string">
            <text:p>Poggio al Teso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200">
            <text:p>3200</text:p>
          </table:table-cell>
          <table:table-cell office:value-type="float" office:value="1000">
            <text:p>1000</text:p>
          </table:table-cell>
          <table:table-cell office:value-type="float" office:value="63">
            <text:p>6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76vb92tyn7h1yhksm</text:p>
          </table:table-cell>
          <table:table-cell office:value-type="string">
            <text:p>RED</text:p>
          </table:table-cell>
          <table:table-cell office:value-type="string">
            <text:p>Toscana Mediterra</text:p>
          </table:table-cell>
          <table:table-cell office:value-type="string">
            <text:p>Poggio Al Tesoro</text:p>
          </table:table-cell>
          <table:table-cell office:value-type="float" office:value="46.719402">
            <text:p>46.719402</text:p>
          </table:table-cell>
        </table:table-row>
        <table:table-row>
          <table:table-cell office:value-type="string"/>
          <table:table-cell office:value-type="string">
            <text:p>v.14577.2016.b</text:p>
          </table:table-cell>
          <table:table-cell office:value-type="string"/>
          <table:table-cell office:value-type="string">
            <text:p> Passerina</text:p>
          </table:table-cell>
          <table:table-cell office:value-type="string">
            <text:p>Santa Barba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2600">
            <text:p>2600</text:p>
          </table:table-cell>
          <table:table-cell office:value-type="float" office:value="780">
            <text:p>78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r898b4b52mr6sj605</text:p>
          </table:table-cell>
          <table:table-cell office:value-type="string">
            <text:p>RED</text:p>
          </table:table-cell>
          <table:table-cell office:value-type="string">
            <text:p>Masseria Calieri Negroamaro</text:p>
          </table:table-cell>
          <table:table-cell office:value-type="string">
            <text:p>Santa Barbara</text:p>
          </table:table-cell>
          <table:table-cell office:value-type="float" office:value="34.901306">
            <text:p>34.901306</text:p>
          </table:table-cell>
        </table:table-row>
        <table:table-row>
          <table:table-cell office:value-type="string"/>
          <table:table-cell office:value-type="string">
            <text:p>v.7563.2023.b</text:p>
          </table:table-cell>
          <table:table-cell office:value-type="string"/>
          <table:table-cell office:value-type="string">
            <text:p> Verdicchio dei Castelli di Jesi Classico Stè</text:p>
          </table:table-cell>
          <table:table-cell office:value-type="string">
            <text:p>Santa Barba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900">
            <text:p>1900</text:p>
          </table:table-cell>
          <table:table-cell office:value-type="float" office:value="490">
            <text:p>49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rtmt19jn6qy74mm20</text:p>
          </table:table-cell>
          <table:table-cell office:value-type="string">
            <text:p>WHITE</text:p>
          </table:table-cell>
          <table:table-cell office:value-type="string">
            <text:p>Stè Verdicchio dei Castelli di Jesi</text:p>
          </table:table-cell>
          <table:table-cell office:value-type="string">
            <text:p>Azienda Santa Barbara - Stefano Antonucci</text:p>
          </table:table-cell>
          <table:table-cell office:value-type="float" office:value="45.019646">
            <text:p>45.019646</text:p>
          </table:table-cell>
        </table:table-row>
        <table:table-row>
          <table:table-cell office:value-type="string"/>
          <table:table-cell office:value-type="string">
            <text:p>v.3627.2022.b</text:p>
          </table:table-cell>
          <table:table-cell office:value-type="string"/>
          <table:table-cell office:value-type="string">
            <text:p> Blanc di Simon</text:p>
          </table:table-cell>
          <table:table-cell office:value-type="string">
            <text:p>Simon di Brazz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000">
            <text:p>3000</text:p>
          </table:table-cell>
          <table:table-cell office:value-type="float" office:value="880">
            <text:p>88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68e54tnsqw760cv4w</text:p>
          </table:table-cell>
          <table:table-cell office:value-type="string">
            <text:p>WHITE</text:p>
          </table:table-cell>
          <table:table-cell office:value-type="string">
            <text:p>Friulano Blanc di Simon Bio</text:p>
          </table:table-cell>
          <table:table-cell office:value-type="string">
            <text:p>Simon di Brazzan</text:p>
          </table:table-cell>
          <table:table-cell office:value-type="float" office:value="49.721153">
            <text:p>49.721153</text:p>
          </table:table-cell>
        </table:table-row>
        <table:table-row>
          <table:table-cell office:value-type="string"/>
          <table:table-cell office:value-type="string">
            <text:p>v.69587.2023.b</text:p>
          </table:table-cell>
          <table:table-cell office:value-type="string"/>
          <table:table-cell office:value-type="string">
            <text:p> Chardonnay</text:p>
          </table:table-cell>
          <table:table-cell office:value-type="string">
            <text:p>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700">
            <text:p>2700</text:p>
          </table:table-cell>
          <table:table-cell office:value-type="float" office:value="740">
            <text:p>74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45td5ha50r52hdmt83d</text:p>
          </table:table-cell>
          <table:table-cell office:value-type="string">
            <text:p>SPARKLING</text:p>
          </table:table-cell>
          <table:table-cell office:value-type="string">
            <text:p>Chardonnay</text:p>
          </table:table-cell>
          <table:table-cell office:value-type="string">
            <text:p>St Pauli</text:p>
          </table:table-cell>
          <table:table-cell office:value-type="float" office:value="23.740671">
            <text:p>23.740671</text:p>
          </table:table-cell>
        </table:table-row>
        <table:table-row>
          <table:table-cell office:value-type="string"/>
          <table:table-cell office:value-type="string">
            <text:p>v.69586.2023.b</text:p>
          </table:table-cell>
          <table:table-cell office:value-type="string"/>
          <table:table-cell office:value-type="string">
            <text:p> Goldmuskateller</text:p>
          </table:table-cell>
          <table:table-cell office:value-type="string">
            <text:p>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900">
            <text:p>2900</text:p>
          </table:table-cell>
          <table:table-cell office:value-type="float" office:value="819">
            <text:p>819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3f2tnkzkq76264xcx</text:p>
          </table:table-cell>
          <table:table-cell office:value-type="string">
            <text:p>WHITE</text:p>
          </table:table-cell>
          <table:table-cell office:value-type="string">
            <text:p>Goldmuskateller</text:p>
          </table:table-cell>
          <table:table-cell office:value-type="string">
            <text:p>Kellerei St. Pauls</text:p>
          </table:table-cell>
          <table:table-cell office:value-type="float" office:value="30.566193">
            <text:p>30.566193</text:p>
          </table:table-cell>
        </table:table-row>
        <table:table-row>
          <table:table-cell office:value-type="string"/>
          <table:table-cell office:value-type="string">
            <text:p>v.69588.2022.b</text:p>
          </table:table-cell>
          <table:table-cell office:value-type="string"/>
          <table:table-cell office:value-type="string">
            <text:p> Lagrein</text:p>
          </table:table-cell>
          <table:table-cell office:value-type="string">
            <text:p>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900">
            <text:p>2900</text:p>
          </table:table-cell>
          <table:table-cell office:value-type="float" office:value="860">
            <text:p>86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xjvbj33rw9wwkje6x</text:p>
          </table:table-cell>
          <table:table-cell office:value-type="string">
            <text:p>RED</text:p>
          </table:table-cell>
          <table:table-cell office:value-type="string">
            <text:p>Lagrein</text:p>
          </table:table-cell>
          <table:table-cell office:value-type="string">
            <text:p>Kellerei St. Pauls</text:p>
          </table:table-cell>
          <table:table-cell office:value-type="float" office:value="28.382889">
            <text:p>28.382889</text:p>
          </table:table-cell>
        </table:table-row>
        <table:table-row>
          <table:table-cell office:value-type="string"/>
          <table:table-cell office:value-type="string">
            <text:p>v.69584.2023.b</text:p>
          </table:table-cell>
          <table:table-cell office:value-type="string"/>
          <table:table-cell office:value-type="string">
            <text:p> Pinot grigio</text:p>
          </table:table-cell>
          <table:table-cell office:value-type="string">
            <text:p>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700">
            <text:p>2700</text:p>
          </table:table-cell>
          <table:table-cell office:value-type="float" office:value="750">
            <text:p>75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xbmrcgej96rk00yk2</text:p>
          </table:table-cell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Kellerei St. Pauls</text:p>
          </table:table-cell>
          <table:table-cell office:value-type="float" office:value="27.411045">
            <text:p>27.411045</text:p>
          </table:table-cell>
        </table:table-row>
        <table:table-row>
          <table:table-cell office:value-type="string"/>
          <table:table-cell office:value-type="string">
            <text:p>v.69585.2023.b</text:p>
          </table:table-cell>
          <table:table-cell office:value-type="string"/>
          <table:table-cell office:value-type="string">
            <text:p> Pinot nero</text:p>
          </table:table-cell>
          <table:table-cell office:value-type="string">
            <text:p>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200">
            <text:p>3200</text:p>
          </table:table-cell>
          <table:table-cell office:value-type="float" office:value="919">
            <text:p>919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450wtckpvqqq4dh20pb</text:p>
          </table:table-cell>
          <table:table-cell office:value-type="string">
            <text:p>WHITE</text:p>
          </table:table-cell>
          <table:table-cell office:value-type="string">
            <text:p>Pinot Gris</text:p>
          </table:table-cell>
          <table:table-cell office:value-type="string">
            <text:p>St Pauli</text:p>
          </table:table-cell>
          <table:table-cell office:value-type="float" office:value="22.819159">
            <text:p>22.819159</text:p>
          </table:table-cell>
        </table:table-row>
        <table:table-row>
          <table:table-cell office:value-type="string"/>
          <table:table-cell office:value-type="string">
            <text:p>v.70131.2023.b</text:p>
          </table:table-cell>
          <table:table-cell office:value-type="string"/>
          <table:table-cell office:value-type="string">
            <text:p> Sauvignon</text:p>
          </table:table-cell>
          <table:table-cell office:value-type="string">
            <text:p>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900">
            <text:p>2900</text:p>
          </table:table-cell>
          <table:table-cell office:value-type="float" office:value="409">
            <text:p>409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kytmk9dnnyjn2803faj</text:p>
          </table:table-cell>
          <table:table-cell office:value-type="string">
            <text:p>WHITE</text:p>
          </table:table-cell>
          <table:table-cell office:value-type="string">
            <text:p>Sauvignon Blanc</text:p>
          </table:table-cell>
          <table:table-cell office:value-type="string">
            <text:p>St Pauli</text:p>
          </table:table-cell>
          <table:table-cell office:value-type="float" office:value="22.581501">
            <text:p>22.581501</text:p>
          </table:table-cell>
        </table:table-row>
        <table:table-row>
          <table:table-cell office:value-type="string"/>
          <table:table-cell office:value-type="string">
            <text:p>v.82628.2022.b</text:p>
          </table:table-cell>
          <table:table-cell office:value-type="string"/>
          <table:table-cell office:value-type="string">
            <text:p> Pinot Nero Violis</text:p>
          </table:table-cell>
          <table:table-cell office:value-type="string">
            <text:p>Stoc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300">
            <text:p>2300</text:p>
          </table:table-cell>
          <table:table-cell office:value-type="float" office:value="490">
            <text:p>49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nmjz5xwkg4gxhj7mn</text:p>
          </table:table-cell>
          <table:table-cell office:value-type="string">
            <text:p>RED</text:p>
          </table:table-cell>
          <table:table-cell office:value-type="string">
            <text:p>Pinot Nero</text:p>
          </table:table-cell>
          <table:table-cell office:value-type="string">
            <text:p>Stocco</text:p>
          </table:table-cell>
          <table:table-cell office:value-type="float" office:value="35.123657">
            <text:p>35.123657</text:p>
          </table:table-cell>
        </table:table-row>
        <table:table-row>
          <table:table-cell office:value-type="string"/>
          <table:table-cell office:value-type="string">
            <text:p>v.79009.2022.b</text:p>
          </table:table-cell>
          <table:table-cell office:value-type="string"/>
          <table:table-cell office:value-type="string">
            <text:p> Vernaccia di San Gimignano Tollena</text:p>
          </table:table-cell>
          <table:table-cell office:value-type="string">
            <text:p>Tolle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600">
            <text:p>3600</text:p>
          </table:table-cell>
          <table:table-cell office:value-type="float" office:value="1195">
            <text:p>1195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nwv6cne5jeph61y726</text:p>
          </table:table-cell>
          <table:table-cell office:value-type="string">
            <text:p>WHITE</text:p>
          </table:table-cell>
          <table:table-cell office:value-type="string">
            <text:p>Vernaccia di San Gimignano</text:p>
          </table:table-cell>
          <table:table-cell office:value-type="string">
            <text:p>Tollena</text:p>
          </table:table-cell>
          <table:table-cell office:value-type="float" office:value="51.172356">
            <text:p>51.172356</text:p>
          </table:table-cell>
        </table:table-row>
        <table:table-row>
          <table:table-cell office:value-type="string"/>
          <table:table-cell office:value-type="string">
            <text:p>v.64316.2023.b</text:p>
          </table:table-cell>
          <table:table-cell office:value-type="string"/>
          <table:table-cell office:value-type="string">
            <text:p> Prosecco Rosé Millesimato Brut</text:p>
          </table:table-cell>
          <table:table-cell office:value-type="string">
            <text:p>Torres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500">
            <text:p>2500</text:p>
          </table:table-cell>
          <table:table-cell office:value-type="float" office:value="570">
            <text:p>57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d1wt3cmapd9c43hq2</text:p>
          </table:table-cell>
          <table:table-cell office:value-type="string">
            <text:p>SPARKLING</text:p>
          </table:table-cell>
          <table:table-cell office:value-type="string">
            <text:p>Prosecco Rosé</text:p>
          </table:table-cell>
          <table:table-cell office:value-type="string">
            <text:p>Torresella</text:p>
          </table:table-cell>
          <table:table-cell office:value-type="float" office:value="37.098385">
            <text:p>37.098385</text:p>
          </table:table-cell>
        </table:table-row>
        <table:table-row>
          <table:table-cell office:value-type="string"/>
          <table:table-cell office:value-type="string">
            <text:p>v.96740.0.b</text:p>
          </table:table-cell>
          <table:table-cell office:value-type="string"/>
          <table:table-cell office:value-type="string">
            <text:p> Quinta Nota Brut</text:p>
          </table:table-cell>
          <table:table-cell office:value-type="string">
            <text:p>Varasch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620">
            <text:p>62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31xw889pywhc74qj3</text:p>
          </table:table-cell>
          <table:table-cell office:value-type="string">
            <text:p>SPARKLING</text:p>
          </table:table-cell>
          <table:table-cell office:value-type="string">
            <text:p>Quinta Nota Prosecco Treviso Brut</text:p>
          </table:table-cell>
          <table:table-cell office:value-type="string">
            <text:p>Varaschin</text:p>
          </table:table-cell>
          <table:table-cell office:value-type="float" office:value="42.08814">
            <text:p>42.08814</text:p>
          </table:table-cell>
        </table:table-row>
      </table:table>
      <table:table table:name="Manual (DO NOT TOUCH)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